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style:writing-mode="page">
        <style:tab-stops/>
      </style:paragraph-properties>
      <style:text-properties fo:font-size="18pt" officeooo:paragraph-rsid="00215a00" style:font-size-asian="18pt" style:font-size-complex="18pt"/>
    </style:style>
    <style:style style:name="P3" style:family="paragraph" style:parent-style-name="Standard" style:list-style-name="Numbering_20_1">
      <style:paragraph-properties style:writing-mode="page">
        <style:tab-stops/>
      </style:paragraph-properties>
      <style:text-properties fo:font-size="18pt" style:font-size-asian="18pt" style:font-size-complex="18pt"/>
    </style:style>
    <style:style style:name="T1" style:family="text">
      <style:text-properties officeooo:rsid="001b5bce"/>
    </style:style>
    <style:style style:name="T2" style:family="text">
      <style:text-properties officeooo:rsid="00215a00"/>
    </style:style>
    <style:style style:name="T3" style:family="text">
      <style:text-properties officeooo:rsid="0022a2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fTitre_20_I_29_">Première connexion <text:span text:style-name="T1">à</text:span> France IOI</text:p>
      <text:p text:style-name="P1"/>
      <text:p text:style-name="P2">Sur le site internet de « France IOI » :</text:p>
      <text:list xml:id="list3772389473" text:style-name="Numbering_20_1">
        <text:list-item>
          <text:p text:style-name="P3">Choisir « <text:span text:style-name="T2">Se connecter »</text:span> (<text:span text:style-name="T2">en haut </text:span>à gauche)<text:line-break/><text:span text:style-name="T2">et créez votre compte.</text:span></text:p>
        </text:list-item>
        <text:list-item>
          <text:p text:style-name="P3">Une fois connecté, allez sur « <text:span text:style-name="T3">Mon profil »</text:span> (<text:span text:style-name="T3">en haut </text:span>à gauche) :<text:line-break/>Précisez votre prénom et votre nom <text:span text:style-name="T3">de famille</text:span>,<text:line-break/>puis « <text:span text:style-name="T3">Sauvegarder</text:span> ».</text:p>
        </text:list-item>
        <text:list-item>
          <text:p text:style-name="P3">Puis, dans « groupes et classes » (à gauche) :<text:line-break/>Rejoignez le groupe <text:span text:style-name="T3">indiqué par le professeur.</text:span></text:p>
        </text:list-item>
        <text:list-item>
          <text:p text:style-name="P3">Déconnectez-vous, fermez le navigateur et vérifiez que vous arrivez à vous reconnecter !<text:line-break/>Les exercices sont dans « cours et problèmes » (à gauche)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058cm" draw:rotation="3150"/>
    <draw:hatch draw:name="Black_20_45_20_Degrees" draw:display-name="Black 45 Degrees" draw:style="single" draw:color="#000000" draw:distance="0.058cm" draw:rotation="450"/>
    <draw:hatch draw:name="Hachure_20__20_larges" draw:display-name="Hachure  larges" draw:style="single" draw:color="#000000" draw:distance="0.227cm" draw:rotation="0"/>
    <draw:hatch draw:name="Hatch_20_1" draw:display-name="Hatch 1" draw:style="single" draw:color="#000000" draw:distance="0.001cm" draw:rotation="450"/>
    <draw:hatch draw:name="Hatch_20_2" draw:display-name="Hatch 2" draw:style="single" draw:color="#000000" draw:distance="0.001cm" draw:rotation="450"/>
    <draw:hatch draw:name="Hatch_20_3" draw:display-name="Hatch 3" draw:style="single" draw:color="#000000" draw:distance="0.001cm" draw:rotation="450"/>
    <draw:hatch draw:name="Hatch_20_4" draw:display-name="Hatch 4" draw:style="single" draw:color="#000000" draw:distance="0.001cm" draw:rotation="450"/>
    <draw:hatch draw:name="Hatch_20_5" draw:display-name="Hatch 5" draw:style="single" draw:color="#000000" draw:distance="0.033cm" draw:rotation="3150"/>
    <draw:hatch draw:name="Hatch_20_6" draw:display-name="Hatch 6" draw:style="single" draw:color="#000000" draw:distance="0.033cm" draw:rotation="450"/>
    <draw:hatch draw:name="Hatching_20_1" draw:display-name="Hatching 1" draw:style="single" draw:color="#008000" draw:distance="0.13cm" draw:rotation="0"/>
    <draw:hatch draw:name="Hatching_20_2" draw:display-name="Hatching 2" draw:style="single" draw:color="#ff0000" draw:distance="0.034cm" draw:rotation="450"/>
    <draw:hatch draw:name="Hatching_20_5" draw:display-name="Hatching 5" draw:style="single" draw:color="#008000" draw:distance="0.17cm" draw:rotation="0"/>
    <draw:hatch draw:name="Hatching_20_7" draw:display-name="Hatching 7" draw:style="single" draw:color="#ff0000" draw:distance="0.113cm" draw:rotation="450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9:51:09.506000000</meta:creation-date>
    <dc:date>2018-09-04T14:18:33.635000000</dc:date>
    <meta:editing-duration>PT26M37S</meta:editing-duration>
    <meta:editing-cycles>9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6" meta:word-count="99" meta:character-count="517" meta:non-whitespace-character-count="428"/>
  </office:meta>
</office:document-meta>
</file>